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Standard">
      <style:text-properties fo:font-size="7pt" style:font-size-asian="7pt" style:font-size-complex="7pt"/>
    </style:style>
    <style:style style:name="P3" style:family="paragraph" style:parent-style-name="Standard">
      <style:text-properties fo:font-size="7pt" fo:font-weight="bold" style:font-size-asian="7pt" style:font-weight-asian="bold" style:font-size-complex="7pt" style:font-weight-complex="bold"/>
    </style:style>
    <style:style style:name="P4" style:family="paragraph" style:parent-style-name="Standard">
      <style:text-properties fo:color="#000000" fo:font-size="6pt" fo:font-weight="bold" style:font-size-asian="5.25pt" style:font-weight-asian="bold" style:font-size-complex="6pt" style:font-weight-complex="bold"/>
    </style:style>
    <style:style style:name="P5" style:family="paragraph" style:parent-style-name="Standard">
      <style:text-properties fo:color="#000000" fo:font-size="7pt" fo:font-weight="bold" style:font-size-asian="7pt" style:font-weight-asian="bold" style:font-size-complex="7pt" style:font-weight-complex="bold"/>
    </style:style>
    <style:style style:name="P6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6pt" style:font-size-asian="5.25pt" style:font-size-complex="6pt"/>
    </style:style>
    <style:style style:name="P7" style:family="paragraph" style:parent-style-name="Standard">
      <style:paragraph-properties fo:margin-left="0cm" fo:margin-right="0cm" fo:text-indent="0.254cm" style:auto-text-indent="false"/>
      <style:text-properties fo:color="#000080" fo:font-size="6pt" fo:font-weight="bold" style:font-size-asian="5.25pt" style:font-weight-asian="bold" style:font-size-complex="6pt" style:font-weight-complex="bold"/>
    </style:style>
    <style:style style:name="P8" style:family="paragraph" style:parent-style-name="Standard">
      <style:paragraph-properties fo:margin-left="0cm" fo:margin-right="0cm" fo:text-indent="0.265cm" style:auto-text-indent="false"/>
      <style:text-properties fo:color="#000080" fo:font-size="6pt" fo:font-weight="bold" style:font-size-asian="5.25pt" style:font-weight-asian="bold" style:font-size-complex="6pt" style:font-weight-complex="bold"/>
    </style:style>
    <style:style style:name="P9" style:family="paragraph" style:parent-style-name="Standard">
      <style:paragraph-properties fo:margin-left="0cm" fo:margin-right="0cm" fo:text-indent="0.245cm" style:auto-text-indent="false"/>
      <style:text-properties fo:color="#000080" fo:font-size="6pt" fo:font-weight="bold" style:font-size-asian="5.25pt" style:font-weight-asian="bold" style:font-size-complex="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000080"/>
    </style:style>
    <style:style style:name="T4" style:family="text">
      <style:text-properties fo:color="#000080" fo:font-weight="bold" style:font-weight-asian="bold" style:font-weight-complex="bold"/>
    </style:style>
    <style:style style:name="T5" style:family="text">
      <style:text-properties fo:color="#000080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ompilar na linha de comandos</text:span></text:p>
      <text:p text:style-name="P1"><text:span text:style-name="T1">csc /help</text:span> <text:s/><text:span text:style-name="T3">: indica todas as opções</text:span></text:p>
      <text:p text:style-name="P1"><text:span text:style-name="T1">csc <text:s/>MyFile.cs</text:span> <text:span text:style-name="T3">: compila o ficheiro MyFile, <text:s/>produzindo o MyLine.exe </text:span></text:p>
      <text:p text:style-name="P1"><text:span text:style-name="T1">csc /target:library MyFile.cs </text:span><text:span text:style-name="T5">:</text:span><text:span text:style-name="T3"> compila o ficheiro MyFile, produzindo MyLine.dll </text:span></text:p>
      <text:p text:style-name="P6"><text:span text:style-name="T1">csc /out:My.exe MyFile.cs</text:span> <text:span text:style-name="T3">: compila o ficheiro MyFile, <text:s/>produzindo o My.exe </text:span></text:p>
      <text:p text:style-name="P3">ILDasm Visualização de IL</text:p>
      <text:p text:style-name="P1"><text:span text:style-name="T1">ildasm MyFile.exe</text:span> <text:span text:style-name="T3">: para visualizar o código intermédio produzido por csc MyFile.cs</text:span> </text:p>
      <text:p text:style-name="P6"><text:span text:style-name="T1">ildasm /out=My.il MyFile.exe</text:span> <text:span text:style-name="T3">: output direccionado para um ficheiro em vez de ser para GUI </text:span></text:p>
      <text:p text:style-name="P5">Representação intermédia: propriedades</text:p>
      <text:p text:style-name="P4">Definição completa da classe UmaClasse </text:p>
      <text:p text:style-name="P7">“.class private auto ansi beforefieldinit UmaClasse extends [mscorlib]System.Object”</text:p>
      <text:p text:style-name="P7">Visibilidade, nome, herança, ... </text:p>
      <text:p text:style-name="P4">Definição completa do campo umCampo </text:p>
      <text:p text:style-name="P8">“.field private int32 umCampo” </text:p>
      <text:p text:style-name="P8">Visibilidade, tipo, nome </text:p>
      <text:p text:style-name="P4">Definição completa do método UmMetodo </text:p>
      <text:p text:style-name="P7">“.method private hidebysig instance int32 <text:s/>UmMetodo(int32 arg1) cil managed” </text:p>
      <text:p text:style-name="P7">Visibilidade, tipo de retorno, nome, argumentos, ... </text:p>
      <text:p text:style-name="P4">O código utiliza nomes e não localizações em memória </text:p>
      <text:p text:style-name="P9">“ldarg.1” – Carregar o primeiro operando (e não [ebp+4]) </text:p>
      <text:p text:style-name="P9">“ldfld int32 UmaClasse::umCampo” – Carregar o campo umCampo (e não [this+0]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columns fo:column-count="3" fo:column-gap="0cm">
          <style:column-sep style:width="0.002cm" style:color="#000000" style:height="100%"/>
          <style:column style:rel-width="5234*" fo:start-indent="0cm" fo:end-indent="0cm"/>
          <style:column style:rel-width="5234*" fo:start-indent="0cm" fo:end-indent="0cm"/>
          <style:column style:rel-width="5236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mbientes Virtuais de Execução – Semestre Verão 2010/2011</text:p>
      </style:header>
      <style:footer>
        <text:p text:style-name="Footer">Nuno Cancelo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uno Cancelo</meta:initial-creator>
    <meta:creation-date>2011-03-21T10:56:43.28</meta:creation-date>
    <dc:date>2011-03-21T11:05:30.03</dc:date>
    <dc:creator>Nuno Cancelo</dc:creator>
    <meta:editing-duration>PT8M45S</meta:editing-duration>
    <meta:editing-cycles>4</meta:editing-cycles>
    <meta:generator>LibreOffice/3.3$Win32 LibreOffice_project/330m19$Build-8</meta:generator>
    <meta:document-statistic meta:table-count="0" meta:image-count="0" meta:object-count="0" meta:page-count="1" meta:paragraph-count="23" meta:word-count="171" meta:character-count="1200"/>
  </office:meta>
</office:document-meta>
</file>